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d4" officeooo:paragraph-rsid="000f38d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Ease API Documentation</text:p>
      <text:p text:style-name="P1"/>
      <text:p text:style-name="P3">Authentication</text:p>
      <text:p text:style-name="P1"/>
      <text:p text:style-name="P1"><text:span text:style-name="T1">POST</text:span> /auth/register – User Registration</text:p>
      <text:p text:style-name="P1">{</text:p>
      <text:p text:style-name="P1"><text:s/><text:tab/>"name":"Jaison Dennis",</text:p>
      <text:p text:style-name="P1"><text:s text:c="4"/><text:tab/>"email":"jaisondennis080@gmail.com",</text:p>
      <text:p text:style-name="P1"><text:s text:c="4"/><text:tab/>"password":"jaison77",</text:p>
      <text:p text:style-name="P1"><text:s text:c="4"/><text:tab/>"phone_number":9188500270</text:p>
      <text:p text:style-name="P1">}</text:p>
      <text:p text:style-name="P1"/>
      <text:p text:style-name="P1"><text:span text:style-name="T1">POST</text:span> /auth/login – User Login</text:p>
      <text:p text:style-name="P1">{</text:p>
      <text:p text:style-name="P1"><text:tab/>"email":"jaisondennis080@gmail.com",</text:p>
      <text:p text:style-name="P1"><text:s text:c="4"/><text:tab/>"password":"jaison77"</text:p>
      <text:p text:style-name="P1">}</text:p>
      <text:p text:style-name="P1"/>
      <text:p text:style-name="P3">Tasks</text:p>
      <text:p text:style-name="P3"/>
      <text:p text:style-name="P1"><text:span text:style-name="T1">GET</text:span> /tasks – Get All Tasks</text:p>
      <text:p text:style-name="P1">Authorization : Bearer &lt;token&gt;</text:p>
      <text:p text:style-name="P1"/>
      <text:p text:style-name="P1"><text:span text:style-name="T1">POST</text:span> /tasks – Create a new Task</text:p>
      <text:p text:style-name="P1">Authorization : Bearer &lt;token&gt;</text:p>
      <text:p text:style-name="P1">{</text:p>
      <text:p text:style-name="P1"><text:tab/>"title":"Mini Project",</text:p>
      <text:p text:style-name="P1"><text:s text:c="4"/><text:tab/>"description":"AssignEase"</text:p>
      <text:p text:style-name="P1">}</text:p>
      <text:p text:style-name="P1"/>
      <text:p text:style-name="P1"><text:span text:style-name="T1">PUT</text:span> /tasks/:id – Edit a Task</text:p>
      <text:p text:style-name="P1">Authorization : Bearer &lt;token&gt;</text:p>
      <text:p text:style-name="P1">{</text:p>
      <text:p text:style-name="P1"><text:tab/>"description":"AssignEase Backend"</text:p>
      <text:p text:style-name="P1">}</text:p>
      <text:p text:style-name="P1"/>
      <text:p text:style-name="P1"><text:span text:style-name="T1">DELETE</text:span> /tasks/:id – Delete a Task</text:p>
      <text:p text:style-name="P1">Authorization : Bearer &lt;token&gt;</text:p>
      <text:p text:style-name="P1"/>
      <text:p text:style-name="P1"><text:span text:style-name="T1">POST</text:span> /tasks/bid – Bid a Task</text:p>
      <text:p text:style-name="P1">Authorization : Bearer &lt;token&gt;</text:p>
      <text:p text:style-name="P1">{</text:p>
      <text:p text:style-name="P1"><text:tab/>"task_id":"&lt;task_id&gt;",</text:p>
      <text:p text:style-name="P1"><text:tab/>“bid_amount”:200</text:p>
      <text:p text:style-name="P1"><text:tab/>“bidder_id”:”&lt;user_id&gt;”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POST</text:span> /tasks/assign – Assign a Task to Bidder</text:p>
      <text:p text:style-name="P1">Authorization : Bearer &lt;token&gt;</text:p>
      <text:p text:style-name="P1">{</text:p>
      <text:p text:style-name="P1"><text:tab/>"task_id":"&lt;task_id&gt;",</text:p>
      <text:p text:style-name="P1"><text:tab/>“bidder_id”:”&lt;user_id&gt;”</text:p>
      <text:p text:style-name="P1">}</text:p>
      <text:p text:style-name="P1"/>
      <text:p text:style-name="P1"><text:span text:style-name="T1">POST</text:span> /tasks/complete – Update Task Completed by Bidder</text:p>
      <text:p text:style-name="P1">Authorization : Bearer &lt;token&gt;</text:p>
      <text:p text:style-name="P1">{</text:p>
      <text:p text:style-name="P1"><text:tab/>"task_id":"&lt;task_id&gt;",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38:17.801363856</meta:creation-date>
    <dc:date>2023-06-03T17:58:13.887819237</dc:date>
    <meta:editing-duration>PT19M56S</meta:editing-duration>
    <meta:editing-cycles>1</meta:editing-cycles>
    <meta:document-statistic meta:table-count="0" meta:image-count="0" meta:object-count="0" meta:page-count="2" meta:paragraph-count="48" meta:word-count="113" meta:character-count="993" meta:non-whitespace-character-count="883"/>
    <meta:generator>LibreOffice/7.5.3.2$Linux_X86_64 LibreOffice_project/50$Build-2</meta:generator>
  </office:meta>
</office:document-meta>
</file>